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Text_20_body">
      <style:text-properties officeooo:rsid="0058b2aa" officeooo:paragraph-rsid="0058b2aa"/>
    </style:style>
    <style:style style:name="P2" style:family="paragraph" style:parent-style-name="Text_20_body">
      <style:text-properties fo:language="ru" fo:country="RU" officeooo:rsid="006fc96c" officeooo:paragraph-rsid="006fc96c"/>
    </style:style>
    <style:style style:name="P3" style:family="paragraph" style:parent-style-name="Text_20_body">
      <style:text-properties style:font-name="aakar" fo:language="ru" fo:country="RU" officeooo:rsid="006aef12" officeooo:paragraph-rsid="006aef12"/>
    </style:style>
    <style:style style:name="P4" style:family="paragraph" style:parent-style-name="Text_20_body">
      <style:text-properties style:font-name="aakar" fo:language="ru" fo:country="RU" officeooo:rsid="00726e0a" officeooo:paragraph-rsid="00726e0a"/>
    </style:style>
    <style:style style:name="P5" style:family="paragraph" style:parent-style-name="Text_20_body">
      <style:text-properties style:font-name="aakar"/>
    </style:style>
    <style:style style:name="P6" style:family="paragraph" style:parent-style-name="Text_20_body">
      <style:text-properties style:font-name="aakar" fo:language="ru" fo:country="RU" officeooo:rsid="006c1e21" officeooo:paragraph-rsid="006c1e21"/>
    </style:style>
    <style:style style:name="P7" style:family="paragraph" style:parent-style-name="Text_20_body">
      <style:text-properties style:font-name="aakar" fo:language="ru" fo:country="RU" officeooo:rsid="006dfcc4" officeooo:paragraph-rsid="006dfcc4"/>
    </style:style>
    <style:style style:name="P8" style:family="paragraph" style:parent-style-name="Text_20_body">
      <style:text-properties style:font-name="aakar" fo:language="ru" fo:country="RU" officeooo:rsid="00762d8e" officeooo:paragraph-rsid="00762d8e"/>
    </style:style>
    <style:style style:name="P9" style:family="paragraph" style:parent-style-name="Text_20_body">
      <style:text-properties style:font-name="aakar" fo:language="ru" fo:country="RU" officeooo:rsid="0077b51b" officeooo:paragraph-rsid="00869bfa"/>
    </style:style>
    <style:style style:name="P10" style:family="paragraph" style:parent-style-name="Text_20_body">
      <style:text-properties style:font-name="aakar" fo:language="ru" fo:country="RU" officeooo:rsid="0090e3af" officeooo:paragraph-rsid="0090e3af"/>
    </style:style>
    <style:style style:name="P11" style:family="paragraph" style:parent-style-name="Text_20_body">
      <style:text-properties style:font-name="aakar" fo:language="ru" fo:country="RU" officeooo:rsid="00943030" officeooo:paragraph-rsid="00943030"/>
    </style:style>
    <style:style style:name="P12" style:family="paragraph" style:parent-style-name="Text_20_body">
      <style:text-properties style:font-name="aakar" fo:language="ru" fo:country="RU" officeooo:rsid="0099ee91" officeooo:paragraph-rsid="0099ee91"/>
    </style:style>
    <style:style style:name="P13" style:family="paragraph" style:parent-style-name="Text_20_body">
      <style:text-properties style:font-name="aakar" fo:language="ru" fo:country="RU" officeooo:rsid="008be0d2" officeooo:paragraph-rsid="008be0d2"/>
    </style:style>
    <style:style style:name="P14" style:family="paragraph" style:parent-style-name="Text_20_body">
      <style:text-properties style:font-name="aakar" fo:language="ru" fo:country="RU" officeooo:rsid="007e9f28" officeooo:paragraph-rsid="007e9f28"/>
    </style:style>
    <style:style style:name="P15" style:family="paragraph" style:parent-style-name="Text_20_body">
      <style:text-properties style:font-name="aakar" fo:language="ru" fo:country="RU" officeooo:rsid="007ed298" officeooo:paragraph-rsid="007ed298"/>
    </style:style>
    <style:style style:name="P16" style:family="paragraph" style:parent-style-name="Text_20_body">
      <style:text-properties style:font-name="aakar" fo:language="ru" fo:country="RU" officeooo:rsid="00842f5b" officeooo:paragraph-rsid="00842f5b"/>
    </style:style>
    <style:style style:name="P17" style:family="paragraph" style:parent-style-name="Text_20_body">
      <style:text-properties style:font-name="aakar" fo:language="ru" fo:country="RU" officeooo:rsid="007f2773" officeooo:paragraph-rsid="007f2773"/>
    </style:style>
    <style:style style:name="P18" style:family="paragraph" style:parent-style-name="Text_20_body">
      <style:text-properties style:font-name="aakar" fo:language="ru" fo:country="RU" officeooo:rsid="008269e8" officeooo:paragraph-rsid="008269e8"/>
    </style:style>
    <style:style style:name="P19" style:family="paragraph" style:parent-style-name="Text_20_body">
      <style:text-properties style:font-name="aakar" fo:language="ru" fo:country="RU" officeooo:rsid="007c0740" officeooo:paragraph-rsid="007c0740"/>
    </style:style>
    <style:style style:name="P20" style:family="paragraph" style:parent-style-name="Text_20_body">
      <style:text-properties style:font-name="aakar" fo:language="ru" fo:country="RU" officeooo:rsid="0077b51b" officeooo:paragraph-rsid="0077b51b"/>
    </style:style>
    <style:style style:name="P21" style:family="paragraph" style:parent-style-name="Text_20_body">
      <style:text-properties style:font-name="aakar" officeooo:rsid="00660080" officeooo:paragraph-rsid="00660080"/>
    </style:style>
    <style:style style:name="P22" style:family="paragraph" style:parent-style-name="Text_20_body">
      <style:text-properties officeooo:rsid="0018e370" officeooo:paragraph-rsid="006ac053"/>
    </style:style>
    <style:style style:name="P23" style:family="paragraph" style:parent-style-name="Text_20_body">
      <style:paragraph-properties fo:text-align="justify" style:justify-single-word="false"/>
      <style:text-properties officeooo:rsid="0018e370" officeooo:paragraph-rsid="00135035"/>
    </style:style>
    <style:style style:name="P24" style:family="paragraph" style:parent-style-name="Text_20_body">
      <style:paragraph-properties fo:text-align="justify" style:justify-single-word="false"/>
      <style:text-properties officeooo:rsid="001a0558" officeooo:paragraph-rsid="00135035"/>
    </style:style>
    <style:style style:name="P25" style:family="paragraph" style:parent-style-name="Text_20_body">
      <style:paragraph-properties fo:text-align="justify" style:justify-single-word="false"/>
      <style:text-properties officeooo:rsid="001b0292" officeooo:paragraph-rsid="00135035"/>
    </style:style>
    <style:style style:name="P26" style:family="paragraph" style:parent-style-name="Text_20_body">
      <style:paragraph-properties fo:text-align="justify" style:justify-single-word="false"/>
      <style:text-properties officeooo:rsid="0017810f" officeooo:paragraph-rsid="00135035"/>
    </style:style>
    <style:style style:name="P27" style:family="paragraph" style:parent-style-name="Text_20_body">
      <style:paragraph-properties fo:text-align="justify" style:justify-single-word="false"/>
      <style:text-properties officeooo:rsid="00210db6" officeooo:paragraph-rsid="00135035"/>
    </style:style>
    <style:style style:name="P28" style:family="paragraph" style:parent-style-name="Text_20_body">
      <style:paragraph-properties fo:text-align="justify" style:justify-single-word="false"/>
      <style:text-properties officeooo:rsid="001f7f95" officeooo:paragraph-rsid="00135035"/>
    </style:style>
    <style:style style:name="P29" style:family="paragraph" style:parent-style-name="Text_20_body">
      <style:paragraph-properties fo:text-align="justify" style:justify-single-word="false"/>
      <style:text-properties officeooo:rsid="00d31dd5" officeooo:paragraph-rsid="00135035"/>
    </style:style>
    <style:style style:name="P30" style:family="paragraph" style:parent-style-name="Text_20_body">
      <style:paragraph-properties fo:text-align="justify" style:justify-single-word="false"/>
      <style:text-properties officeooo:rsid="00d3d437" officeooo:paragraph-rsid="00135035"/>
    </style:style>
    <style:style style:name="P31" style:family="paragraph" style:parent-style-name="Text_20_body">
      <style:paragraph-properties fo:text-align="justify" style:justify-single-word="false"/>
      <style:text-properties officeooo:paragraph-rsid="00135035"/>
    </style:style>
    <style:style style:name="P32" style:family="paragraph" style:parent-style-name="Text_20_body">
      <style:paragraph-properties fo:text-align="justify" style:justify-single-word="false"/>
      <style:text-properties fo:language="ru" fo:country="RU" officeooo:paragraph-rsid="00979b34" fo:background-color="#ffff00"/>
    </style:style>
    <style:style style:name="P33" style:family="paragraph" style:parent-style-name="Text_20_body">
      <style:paragraph-properties fo:text-align="justify" style:justify-single-word="false"/>
      <style:text-properties officeooo:paragraph-rsid="00979b34"/>
    </style:style>
    <style:style style:name="P34" style:family="paragraph" style:parent-style-name="Text_20_body">
      <style:paragraph-properties fo:text-align="justify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P35" style:family="paragraph" style:parent-style-name="Text_20_body">
      <style:paragraph-properties fo:text-align="center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T1" style:family="text">
      <style:text-properties officeooo:rsid="007515fd"/>
    </style:style>
    <style:style style:name="T2" style:family="text">
      <style:text-properties fo:language="en" fo:country="US"/>
    </style:style>
    <style:style style:name="T3" style:family="text">
      <style:text-properties officeooo:rsid="006fc96c"/>
    </style:style>
    <style:style style:name="T4" style:family="text">
      <style:text-properties officeooo:rsid="006c1e21"/>
    </style:style>
    <style:style style:name="T5" style:family="text">
      <style:text-properties officeooo:rsid="00a4a31a"/>
    </style:style>
    <style:style style:name="T6" style:family="text">
      <style:text-properties officeooo:rsid="0073e628"/>
    </style:style>
    <style:style style:name="T7" style:family="text">
      <style:text-properties officeooo:rsid="00762d8e"/>
    </style:style>
    <style:style style:name="T8" style:family="text">
      <style:text-properties fo:language="en" fo:country="US" officeooo:rsid="00762d8e"/>
    </style:style>
    <style:style style:name="T9" style:family="text">
      <style:text-properties officeooo:rsid="00a21616"/>
    </style:style>
    <style:style style:name="T10" style:family="text">
      <style:text-properties officeooo:rsid="0077b51b"/>
    </style:style>
    <style:style style:name="T11" style:family="text">
      <style:text-properties fo:language="en" fo:country="US" officeooo:rsid="0077b51b"/>
    </style:style>
    <style:style style:name="T12" style:family="text">
      <style:text-properties officeooo:rsid="00781468"/>
    </style:style>
    <style:style style:name="T13" style:family="text">
      <style:text-properties officeooo:rsid="00948452"/>
    </style:style>
    <style:style style:name="T14" style:family="text">
      <style:text-properties officeooo:rsid="007b3554"/>
    </style:style>
    <style:style style:name="T15" style:family="text">
      <style:text-properties officeooo:rsid="007be0a0"/>
    </style:style>
    <style:style style:name="T16" style:family="text">
      <style:text-properties officeooo:rsid="007bf266"/>
    </style:style>
    <style:style style:name="T17" style:family="text">
      <style:text-properties officeooo:rsid="00943030"/>
    </style:style>
    <style:style style:name="T18" style:family="text">
      <style:text-properties officeooo:rsid="008dc533"/>
    </style:style>
    <style:style style:name="T19" style:family="text">
      <style:text-properties officeooo:rsid="008ee698"/>
    </style:style>
    <style:style style:name="T20" style:family="text">
      <style:text-properties officeooo:rsid="008fca99"/>
    </style:style>
    <style:style style:name="T21" style:family="text">
      <style:text-properties officeooo:rsid="00869bfa"/>
    </style:style>
    <style:style style:name="T22" style:family="text">
      <style:text-properties officeooo:rsid="0087a9fd"/>
    </style:style>
    <style:style style:name="T23" style:family="text">
      <style:text-properties officeooo:rsid="0088a567"/>
    </style:style>
    <style:style style:name="T24" style:family="text">
      <style:text-properties officeooo:rsid="00896080"/>
    </style:style>
    <style:style style:name="T25" style:family="text">
      <style:text-properties officeooo:rsid="0089aae2"/>
    </style:style>
    <style:style style:name="T26" style:family="text">
      <style:text-properties officeooo:rsid="0086153f"/>
    </style:style>
    <style:style style:name="T27" style:family="text">
      <style:text-properties officeooo:rsid="0080af85"/>
    </style:style>
    <style:style style:name="T28" style:family="text">
      <style:text-properties officeooo:rsid="00948761"/>
    </style:style>
    <style:style style:name="T29" style:family="text">
      <style:text-properties fo:language="uk" fo:country="UA" officeooo:rsid="007f2773"/>
    </style:style>
    <style:style style:name="T30" style:family="text">
      <style:text-properties officeooo:rsid="007f2773"/>
    </style:style>
    <style:style style:name="T31" style:family="text">
      <style:text-properties officeooo:rsid="0089e550"/>
    </style:style>
    <style:style style:name="T32" style:family="text">
      <style:text-properties officeooo:rsid="007d6510"/>
    </style:style>
    <style:style style:name="T33" style:family="text">
      <style:text-properties officeooo:rsid="009365b0"/>
    </style:style>
    <style:style style:name="T34" style:family="text">
      <style:text-properties officeooo:rsid="0198a28c"/>
    </style:style>
    <style:style style:name="T35" style:family="text">
      <style:text-properties officeooo:rsid="001f5954"/>
    </style:style>
    <style:style style:name="T36" style:family="text">
      <style:text-properties officeooo:rsid="001b0292"/>
    </style:style>
    <style:style style:name="T37" style:family="text">
      <style:text-properties officeooo:rsid="0023936e"/>
    </style:style>
    <style:style style:name="T38" style:family="text">
      <style:text-properties officeooo:rsid="001ef6e5"/>
    </style:style>
    <style:style style:name="T39" style:family="text">
      <style:text-properties officeooo:rsid="00d3d437"/>
    </style:style>
    <style:style style:name="T40" style:family="text">
      <style:text-properties fo:language="ru" fo:country="RU" fo:background-color="#ffff00" loext:char-shading-value="0"/>
    </style:style>
    <style:style style:name="T41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Чертогах разума овощами зовут Учителей – пострадавших от Хэвэн.</text:p>
      <text:p text:style-name="P1">Пациентами зовут медперсонал.</text:p>
      <text:p text:style-name="P2">Алкоголич — пожилой техник-ремонтник, выполняющий мелкие ремонтные работы в Чертогах Разума. Кашалотовна — повар-раздатчик пищи в столовой. Мымра — дежурная медсестра. Лысый — главврач.</text:p>
      <text:p text:style-name="P2"/>
      <text:p text:style-name="P3">Дедлайн, <text:span text:style-name="T1">Гейзенберг, Леннон и Терминатор</text:span><text:span text:style-name="T2"> </text:span>жив<text:span text:style-name="T1">у</text:span>т в седьмой палате. <text:span text:style-name="T3">У н</text:span><text:span text:style-name="T1">их</text:span><text:span text:style-name="T3"> надзиратель — Судья Дредд.</text:span> <text:span text:style-name="T4">Всего палат с </text:span><text:span text:style-name="T1">У</text:span><text:span text:style-name="T4">чителями семь. </text:span><text:span text:style-name="T3">Диоген живет в пятой — у него надзиратель — Шопен. </text:span><text:span text:style-name="T5">Ганди живёт во второй.</text:span></text:p>
      <text:p text:style-name="P4">Элвис <text:span text:style-name="T1">и Бисмарк </text:span>жив<text:span text:style-name="T1">у</text:span>т во второй палате.</text:p>
      <text:p text:style-name="P4">Гейзенберг <text:span text:style-name="T6">(заикается) — выменял у Крыса плеер с наушниками.</text:span></text:p>
      <text:p text:style-name="P5"/>
      <text:p text:style-name="P6">Страна Дедлайна в состоянии холодной войны с бледными — агрессивным государством-конкурентом</text:p>
      <text:p text:style-name="P5"/>
      <text:p text:style-name="P7">Хэвэн восемь лет изучала экономику, после чего ее три года обучали военному делу</text:p>
      <text:p text:style-name="P7">Цезарь <text:span text:style-name="T7">(</text:span><text:span text:style-name="T8">CAESAR)</text:span> — военный ии бледных — на шесть<text:span text:style-name="T9"> </text:span>лет старше Феникса <text:span text:style-name="T10">(</text:span><text:span text:style-name="T11">PHOENIX</text:span><text:span text:style-name="T10">)</text:span> — военного ИИ ракетчиков (ему <text:span text:style-name="T9">два с половиной</text:span> года).</text:p>
      <text:p text:style-name="P8">У Хэвэн 28 датацентров (узлов кластера)</text:p>
      <text:p text:style-name="P8"/>
      <text:p text:style-name="P9">Магия в Орунгуне зовётся <text:span text:style-name="T12">айна. </text:span></text:p>
      <text:p text:style-name="P10">Аликорны в Орунгуне зовутся фаэри. <text:span text:style-name="T13">Их цивилизация — Ойкумена Фаэри.</text:span></text:p>
      <text:p text:style-name="P11">Виндиго — порождения Иль-шогг (это их королева), ментапаразиты.</text:p>
      <text:p text:style-name="P12">Луна и Селестия из клана Амаго.</text:p>
      <text:p text:style-name="P9"/>
      <text:p text:style-name="P9"><text:span text:style-name="T14">Война с виндиго идет </text:span><text:span text:style-name="T15">6</text:span><text:span text:style-name="T16">2</text:span><text:span text:style-name="T14"> </text:span><text:span text:style-name="T16">года. </text:span><text:span text:style-name="T17">К</text:span><text:span text:style-name="T18">ольт-тек основан </text:span><text:span text:style-name="T19">Селестией </text:span><text:span text:style-name="T18">на 20-м году войны.</text:span></text:p>
      <text:p text:style-name="P13">В мехадоспехи облачён один из <text:span text:style-name="T20">пяти</text:span> аликорнов (они очень дорогие). Остальные — в обычные доспехи.</text:p>
      <text:p text:style-name="P14"><text:span text:style-name="T21">На Орунгун пробрались всего </text:span><text:span text:style-name="T22">около 200</text:span><text:span text:style-name="T21"> виндиго, </text:span><text:span text:style-name="T22">около 15 из них уничтожены и 2 пленены</text:span><text:span text:style-name="T21">, но они становятся сильнее по мере заражения всё большего количества аликорнов</text:span>.</text:p>
      <text:p text:style-name="P15"><text:soft-page-break/>Виндиго <text:span text:style-name="T17">(твари Иль-Шогг)</text:span> на самом деле — дальние родственники аликорнов, они тоже пришли когда-то с Эогиппа и поселились <text:span text:style-name="T23">в материальном мире</text:span>. Но вместо развитой цивилизации стали ментальными паразитами. <text:span text:style-name="T23">Крохотную их часть </text:span><text:span text:style-name="T24">(200)</text:span><text:span text:style-name="T23"> провёл на Орунгун отверженный аликорн.</text:span></text:p>
      <text:p text:style-name="P16">Если виндиго <text:span text:style-name="T25">не остаётся в </text:span>разум<text:span text:style-name="T25">е</text:span> заражённого — тот становится ледяным зомби <text:span text:style-name="T17">(лербом)</text:span>. Если остаётся — поведение заражённого не меняется, его почти невозможно отличить от нормального аликорна <text:span text:style-name="T26">(про это аликорны не догадывались)</text:span>.</text:p>
      <text:p text:style-name="P14">Первый <text:span text:style-name="T27">заражённый</text:span> (переполненый ненавистью к окружающим) — отверженный аликорн <text:span text:style-name="T28">киор (лорд) </text:span><text:span text:style-name="T17">Калеодонг</text:span><text:span text:style-name="T29"> </text:span>(его отправили в изгнание за <text:span text:style-name="T29">непризнание над собой власти королев</text:span><text:span text:style-name="T30">ы</text:span><text:span text:style-name="T29"> Лорен. </text:span><text:span text:style-name="T24">Он могучий маг даже на тех жалких остатках айны, что есть в Орунгуне. Он стал королём виндиго Орунгуна</text:span>). </text:p>
      <text:p text:style-name="P17">Виндиго <text:span text:style-name="T27">заражают</text:span> <text:span text:style-name="T25">по одному из двух вариантов</text:span>: <text:span text:style-name="T27">ранее зараженные</text:span> удерживают на месте жертву, пока виндиго <text:span text:style-name="T25">1) </text:span>целует (поцелуй холода) её <text:span text:style-name="T25">или 2) </text:span>входит в неё <text:span text:style-name="T25">и остаётся </text:span><text:span text:style-name="T31">в её сознании </text:span><text:span text:style-name="T25">навсегда</text:span>, используя её внутреннюю ненависть к чему-либо. <text:span text:style-name="T25">В первом варианте получается ледяной зомби, во втором </text:span>— это «два в одном» - гибрид аликорна и виндиго.</text:p>
      <text:p text:style-name="P18">Для того, чтобы заразить аликорна, нужно снять с него шлем или хотя бы открыть его забрало — виндиго материальны и не могут преодолевать физические преграды.</text:p>
      <text:p text:style-name="P14"/>
      <text:p text:style-name="P19"><text:span text:style-name="T32">Консул </text:span>Селестия — декан факультета планетарного движения Королевского Астромеханического университета. </text:p>
      <text:p text:style-name="P19">Луна — центурион <text:span text:style-name="T33">первой</text:span> центурии <text:span text:style-name="T33">второй</text:span> когорты шестого легиона <text:span text:style-name="T34">армии</text:span> <text:span text:style-name="T34">Орунгуна</text:span> </text:p>
      <text:p text:style-name="P20"/>
      <text:p text:style-name="P21">Прыгаем в Чёрную дыру<text:line-break/>https://www.youtube.com/watch?v=JoDmsVNzT8A</text:p>
      <text:p text:style-name="P5"/>
      <text:p text:style-name="P22">-----------------------------------------------</text:p>
      <text:p text:style-name="P23">На сцену вышла лошадь и уселась за стол. По залу прокатился вздох удивления.</text:p>
      <text:p text:style-name="P23">То, что лошадь уселась по человечески, <text:span text:style-name="T35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24">Удивительно длинные ноги <text:span text:style-name="T36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36">о</text:span>громные <text:span text:style-name="T37">вишнёвые </text:span>глаза <text:span text:style-name="T36">взирали на мир с </text:span><text:soft-page-break/><text:span text:style-name="T36">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25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26">…</text:p>
      <text:p text:style-name="P27">Эта лошадь приговаривается к смертной казни через усекновение головы!</text:p>
      <text:p text:style-name="P27">Палач пригнул голову лошади к эшафоту. <text:span text:style-name="T38">Лошадь прикрыла глаза копытами</text:span></text:p>
      <text:p text:style-name="P23">…</text:p>
      <text:p text:style-name="P28">Не дам убивать говорящую лошадь!!!</text:p>
      <text:p text:style-name="P29"/>
      <text:p text:style-name="P29">===================================</text:p>
      <text:p text:style-name="P30">Сел одно время становится наркоманкой</text:p>
      <text:p text:style-name="P31"><text:span text:style-name="T39"><text:line-break/><text:line-break/></text:span><text:span text:style-name="T40">День четвёртый – Эквестрийский атомный проект . путч лордов-сторонников плоской Эквестрии (Селестии <text:s/>вменяют в вину плохой торговый контракт с грифонами и сдачу территорий минотаврам, а потом стараются отрубить голову). Анон поражён ихней беспринципностью и неблагодарностью. Селестия всех милует.</text:span></text:p>
      <text:p text:style-name="P32">Селестия бесконечно счастлива, что у неё есть помощник - Анон</text:p>
      <text:p text:style-name="P33"><text:span text:style-name="Default_20_Paragraph_20_Font"><text:span text:style-name="T41">(</text:span></text:span><text:span text:style-name="Default_20_Paragraph_20_Font"><text:span text:style-name="T40">Анон просыпается злой и недовольный утром – один в постели. Всё утро он ноет, пока не окончен королевский приём. Он вваливается к Селестии.</text:span></text:span><text:span text:style-name="Default_20_Paragraph_20_Font"><text:span text:style-name="T41">)</text:span></text:span></text:p>
      <text:p text:style-name="P32"/>
      <text:p text:style-name="P32">Я ввалился в приёмную. Голова аликорницы покоилась на столе, глаза были закрыты. При стуке двери лишь чуть дёрнулось ухо.</text:p>
      <text:p text:style-name="P32">- Сел, меня волнует состояние наших отношений в последнее время, - начал я издалека.</text:p>
      <text:p text:style-name="P32">- Да? - пробормотала аликорница не открывая глаз.</text:p>
      <text:p text:style-name="P32"/>
      <text:p text:style-name="P32">Тут что-то не так, Анон!</text:p>
      <text:p text:style-name="P32"/>
      <text:p text:style-name="P32">- Как ты могла вчера заснуть во время секса?!! - я возмущенно уставился на аликорницу.</text:p>
      <text:p text:style-name="P32">Селестия открыла один глаз и страдальчески улыбнулась.</text:p>
      <text:p text:style-name="P33"><text:soft-page-break/><text:span text:style-name="Default_20_Paragraph_20_Font"><text:span text:style-name="T40">- Не принимай это на свой счёт, Анон. Мне очень хотелось спать. Борьба с собственным сенатом отнимает все силы. Я обещаю исправиться после принятия закона о двойном налогообложении. Пока же постарайся не обращать внимание на это… ммм… маленькое неудобство.</text:span></text:span></text:p>
      <text:p text:style-name="P32">- Маленькое неудобство? - я аж поперхнулся. - Сел, мне неинтересно трахать бревно. Если ты так устаёшь – поделись работой. Зачем ещё нужны мужья?</text:p>
      <text:p text:style-name="P32">&lt;Сцена с напившейся Селестией&gt;</text:p>
      <text:p text:style-name="P34">(Сел признаётся, что устаёт ещё и от того, что беременна. Анон в шоке. 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)</text:p>
      <text:p text:style-name="P33"><text:span text:style-name="Default_20_Paragraph_20_Font"><text:span text:style-name="T41">&lt;</text:span></text:span><text:span text:style-name="Default_20_Paragraph_20_Font"><text:span text:style-name="T40">Селестия расслабляется, счастливые дни → Бунт с попыткой казни Селестии через обезглавливание. Палач необычайно учтив с Сел, но твёрд в намерениях&gt;</text:span></text:span></text:p>
      <text:p text:style-name="P32">&lt;Отправка Анона на Луну с Луной&gt;</text:p>
      <text:p text:style-name="P33"><text:span text:style-name="Default_20_Paragraph_20_Font"><text:span text:style-name="T40">&lt;Сцена с голым Аноном и Луной</text:span></text:span><text:span text:style-name="Default_20_Paragraph_20_Font"><text:span text:style-name="T41">&gt;</text:span>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917in" fo:margin-right="0.26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12-01T02:28:09.027511776</meta:creation-date>
    <dc:date>2025-12-07T16:00:23.031221800</dc:date>
    <meta:editing-duration>P42DT6H35M15S</meta:editing-duration>
    <meta:editing-cycles>101</meta:editing-cycles>
    <meta:generator>LibreOffice/25.8.2.2$Windows_X86_64 LibreOffice_project/d401f2107ccab8f924a8e2df40f573aab7605b6f</meta:generator>
    <meta:document-statistic meta:table-count="0" meta:image-count="0" meta:object-count="0" meta:page-count="4" meta:paragraph-count="53" meta:word-count="900" meta:character-count="6365" meta:non-whitespace-character-count="5480"/>
  </office:meta>
</office:document-meta>
</file>